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72" calcext:value-type="float">
            <text:p>-1.18597321284972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07" calcext:value-type="float">
            <text:p>9.12333793457107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 table:style-name="ce2"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 table:style-name="ce2"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 table:style-name="ce2"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" calcext:value-type="float">
            <text:p>9.309779197669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table table:name="bromoethane" table:style-name="ta1">
        <table:shapes>
          <draw:frame draw:z-index="0" draw:style-name="gr1" draw:text-style-name="P1" svg:width="351.21pt" svg:height="202.54pt" svg:x="26.65pt" svg:y="199.4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7.6pt" svg:height="207.04pt" svg:x="480.76pt" svg:y="194.2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95.7321913012746" calcext:value-type="float">
            <text:p>95.7321913012746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0.348698" calcext:value-type="float">
            <text:p>-0.348698</text:p>
          </table:table-cell>
          <table:table-cell table:style-name="ce2"/>
          <table:table-cell table:style-name="ce2" office:value-type="float" office:value="0.218434" calcext:value-type="float">
            <text:p>0.218434</text:p>
          </table:table-cell>
          <table:table-cell office:value-type="string" calcext:value-type="string">
            <text:p>17.851912 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1408" calcext:value-type="float">
            <text:p>0.221408</text:p>
          </table:table-cell>
          <table:table-cell office:value-type="string" calcext:value-type="string">
            <text:p>60.247667 s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0199" calcext:value-type="float">
            <text:p>0.220199</text:p>
          </table:table-cell>
          <table:table-cell office:value-type="string" calcext:value-type="string">
            <text:p>224.458620 s</text:p>
          </table:table-cell>
          <table:table-cell office:value-type="float" office:value="19.2" calcext:value-type="float">
            <text:p>19.2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0.220548433660052" calcext:value-type="float">
            <text:p>0.220548433660052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string" office:string-value="" calcext:value-type="error">
            <text:p>Err:5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string" office:string-value="" calcext:value-type="error">
            <text:p>Err:502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-95.3974101737258" calcext:value-type="float">
            <text:p>-95.3974101737258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2" table:number-rows-spanned="1">
            <text:p>128 [A]</text:p>
          </table:table-cell>
          <table:covered-table-cell/>
          <table:table-cell table:style-name="ce10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10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APBS" table:style-name="ta1">
        <table:table-column table:style-name="co1" table:default-cell-style-name="Default"/>
        <table:table-column table:style-name="co1" table:number-columns-repeated="10" table:default-cell-style-name="ce15"/>
        <table:table-column table:style-name="co2" table:default-cell-style-name="ce18"/>
        <table:table-row table:style-name="ro1">
          <table:table-cell/>
          <table:table-cell table:style-name="Default" office:value-type="string" calcext:value-type="string">
            <text:p>Caja de 128</text:p>
          </table:table-cell>
          <table:table-cell table:style-name="Default" office:value-type="string" calcext:value-type="string">
            <text:p>257³ elementos</text:p>
          </table:table-cell>
          <table:table-cell table:style-name="Default"/>
          <table:table-cell table:style-name="Default" office:value-type="string" calcext:value-type="string">
            <text:p>archivo 3q</text:p>
          </table:table-cell>
          <table:table-cell table:style-name="Default"/>
          <table:table-cell table:style-name="Default" office:value-type="string" calcext:value-type="string">
            <text:p>bcfl zero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umm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2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DrawMembrane</text:p>
          </table:table-cell>
          <table:covered-table-cell table:number-columns-repeated="3" table:style-name="ce2"/>
          <table:table-cell table:style-name="ce2" office:value-type="string" calcext:value-type="string">
            <text:p>E_solv</text:p>
          </table:table-cell>
        </table:table-row>
        <table:table-row table:style-name="ro1">
          <table:table-cell/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m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20" calcext:value-type="float">
            <text:p>20.0</text:p>
          </table:table-cell>
          <table:table-cell office:value-type="float" office:value="107.2476417" calcext:value-type="float">
            <text:p>107.24764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128" calcext:value-type="float">
            <text:p>128.0</text:p>
          </table:table-cell>
          <table:table-cell office:value-type="float" office:value="135.71721" calcext:value-type="float">
            <text:p>135.717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1550.59822" calcext:value-type="float">
            <text:p>1,550.5982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2149.3465722" calcext:value-type="float">
            <text:p>2,149.34657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1981.9637" calcext:value-type="float">
            <text:p>1,981.9637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485" calcext:value-type="float">
            <text:p>3,480.308848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table:number-columns-repeated="4"/>
          <table:table-cell office:value-type="float" office:value="25.48030885" calcext:value-type="float">
            <text:p>25.480308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.48030885" calcext:value-type="float">
            <text:p>26.48030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27.48030885" calcext:value-type="float">
            <text:p>27.48030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28.48030885" calcext:value-type="float">
            <text:p>28.480308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9.48030885" calcext:value-type="float">
            <text:p>29.48030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30.48030885" calcext:value-type="float">
            <text:p>30.480308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31.48030885" calcext:value-type="float">
            <text:p>31.480308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32.48030885" calcext:value-type="float">
            <text:p>32.48030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33.48030885" calcext:value-type="float">
            <text:p>33.480308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34.48030885" calcext:value-type="float">
            <text:p>34.4803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35.48030885" calcext:value-type="float">
            <text:p>35.480308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6.48030885" calcext:value-type="float">
            <text:p>36.48030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office:value-type="float" office:value="37.48030885" calcext:value-type="float">
            <text:p>37.480308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38.48030885" calcext:value-type="float">
            <text:p>38.480308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39.48030885" calcext:value-type="float">
            <text:p>39.48030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40.48030885" calcext:value-type="float">
            <text:p>40.48030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41.48030885" calcext:value-type="float">
            <text:p>41.48030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42.48030885" calcext:value-type="float">
            <text:p>42.48030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43.48030885" calcext:value-type="float">
            <text:p>43.48030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4.48030885" calcext:value-type="float">
            <text:p>44.48030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5.48030885" calcext:value-type="float">
            <text:p>45.48030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6.48030885" calcext:value-type="float">
            <text:p>46.480308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47.48030885" calcext:value-type="float">
            <text:p>47.48030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8.48030885" calcext:value-type="float">
            <text:p>48.4803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49.48030885" calcext:value-type="float">
            <text:p>49.480308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50.48030885" calcext:value-type="float">
            <text:p>50.48030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office:value-type="float" office:value="51.48030885" calcext:value-type="float">
            <text:p>51.48030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office:value-type="float" office:value="52.48030885" calcext:value-type="float">
            <text:p>52.48030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53.48030885" calcext:value-type="float">
            <text:p>53.48030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54.48030885" calcext:value-type="float">
            <text:p>54.480308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office:value-type="float" office:value="55.48030885" calcext:value-type="float">
            <text:p>55.480308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6.48030885" calcext:value-type="float">
            <text:p>56.48030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7.48030885" calcext:value-type="float">
            <text:p>57.48030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58.48030885" calcext:value-type="float">
            <text:p>58.48030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9.48030885" calcext:value-type="float">
            <text:p>59.48030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office:value-type="float" office:value="60.48030885" calcext:value-type="float">
            <text:p>60.480308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61.48030885" calcext:value-type="float">
            <text:p>61.48030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2.48030885" calcext:value-type="float">
            <text:p>62.480308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office:value-type="float" office:value="63.48030885" calcext:value-type="float">
            <text:p>63.48030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office:value-type="float" office:value="64.48030885" calcext:value-type="float">
            <text:p>64.480308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65.48030885" calcext:value-type="float">
            <text:p>65.48030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66.48030885" calcext:value-type="float">
            <text:p>66.480308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office:value-type="float" office:value="67.48030885" calcext:value-type="float">
            <text:p>67.48030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68.48030885" calcext:value-type="float">
            <text:p>68.48030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office:value-type="float" office:value="69.48030885" calcext:value-type="float">
            <text:p>69.480308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70.48030885" calcext:value-type="float">
            <text:p>70.48030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71.48030885" calcext:value-type="float">
            <text:p>71.48030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72.48030885" calcext:value-type="float">
            <text:p>72.480308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73.48030885" calcext:value-type="float">
            <text:p>73.480308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74.48030885" calcext:value-type="float">
            <text:p>74.48030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75.48030885" calcext:value-type="float">
            <text:p>75.48030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office:value-type="float" office:value="76.48030885" calcext:value-type="float">
            <text:p>76.480308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77.48030885" calcext:value-type="float">
            <text:p>77.48030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78.48030885" calcext:value-type="float">
            <text:p>78.48030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79.48030885" calcext:value-type="float">
            <text:p>79.48030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80.48030885" calcext:value-type="float">
            <text:p>80.480308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81.48030885" calcext:value-type="float">
            <text:p>81.48030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82.48030885" calcext:value-type="float">
            <text:p>82.480308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83.48030885" calcext:value-type="float">
            <text:p>83.480308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84.48030885" calcext:value-type="float">
            <text:p>84.480308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85.48030885" calcext:value-type="float">
            <text:p>85.48030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6.48030885" calcext:value-type="float">
            <text:p>86.48030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7.48030885" calcext:value-type="float">
            <text:p>87.48030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88.48030885" calcext:value-type="float">
            <text:p>88.480308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office:value-type="float" office:value="89.48030885" calcext:value-type="float">
            <text:p>89.480308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90.48030885" calcext:value-type="float">
            <text:p>90.48030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office:value-type="float" office:value="91.48030885" calcext:value-type="float">
            <text:p>91.48030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92.48030885" calcext:value-type="float">
            <text:p>92.480308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93.48030885" calcext:value-type="float">
            <text:p>93.480308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office:value-type="float" office:value="94.48030885" calcext:value-type="float">
            <text:p>94.480308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office:value-type="float" office:value="95.48030885" calcext:value-type="float">
            <text:p>95.48030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office:value-type="float" office:value="96.48030885" calcext:value-type="float">
            <text:p>96.480308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office:value-type="float" office:value="97.48030885" calcext:value-type="float">
            <text:p>97.48030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8.48030885" calcext:value-type="float">
            <text:p>98.480308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99.48030885" calcext:value-type="float">
            <text:p>99.480308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00.48030885" calcext:value-type="float">
            <text:p>100.480308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office:value-type="float" office:value="101.48030885" calcext:value-type="float">
            <text:p>101.480308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102.48030885" calcext:value-type="float">
            <text:p>102.480308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office:value-type="float" office:value="103.48030885" calcext:value-type="float">
            <text:p>103.480308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104.48030885" calcext:value-type="float">
            <text:p>104.48030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105.48030885" calcext:value-type="float">
            <text:p>105.48030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office:value-type="float" office:value="106.48030885" calcext:value-type="float">
            <text:p>106.48030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office:value-type="float" office:value="107.48030885" calcext:value-type="float">
            <text:p>107.48030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office:value-type="float" office:value="108.48030885" calcext:value-type="float">
            <text:p>108.48030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office:value-type="float" office:value="109.48030885" calcext:value-type="float">
            <text:p>109.48030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110.48030885" calcext:value-type="float">
            <text:p>110.480308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11.48030885" calcext:value-type="float">
            <text:p>111.480308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112.48030885" calcext:value-type="float">
            <text:p>112.480308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13.48030885" calcext:value-type="float">
            <text:p>113.480308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114.48030885" calcext:value-type="float">
            <text:p>114.48030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115.48030885" calcext:value-type="float">
            <text:p>115.480308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office:value-type="float" office:value="116.48030885" calcext:value-type="float">
            <text:p>116.480308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office:value-type="float" office:value="117.48030885" calcext:value-type="float">
            <text:p>117.480308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118.48030885" calcext:value-type="float">
            <text:p>118.480308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office:value-type="float" office:value="119.48030885" calcext:value-type="float">
            <text:p>119.480308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office:value-type="float" office:value="120.48030885" calcext:value-type="float">
            <text:p>120.480308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office:value-type="float" office:value="121.48030885" calcext:value-type="float">
            <text:p>121.480308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office:value-type="float" office:value="122.48030885" calcext:value-type="float">
            <text:p>122.480308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office:value-type="float" office:value="123.48030885" calcext:value-type="float">
            <text:p>123.480308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office:value-type="float" office:value="124.48030885" calcext:value-type="float">
            <text:p>124.480308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25.48030885" calcext:value-type="float">
            <text:p>125.4803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office:value-type="float" office:value="126.48030885" calcext:value-type="float">
            <text:p>126.480308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office:value-type="float" office:value="127.48030885" calcext:value-type="float">
            <text:p>127.480308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office:value-type="float" office:value="128.48030885" calcext:value-type="float">
            <text:p>128.480308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office:value-type="float" office:value="129.48030885" calcext:value-type="float">
            <text:p>129.480308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office:value-type="float" office:value="130.48030885" calcext:value-type="float">
            <text:p>130.480308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office:value-type="float" office:value="131.48030885" calcext:value-type="float">
            <text:p>131.48030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office:value-type="float" office:value="132.48030885" calcext:value-type="float">
            <text:p>132.48030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office:value-type="float" office:value="133.48030885" calcext:value-type="float">
            <text:p>133.480308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office:value-type="float" office:value="134.48030885" calcext:value-type="float">
            <text:p>134.480308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office:value-type="float" office:value="135.48030885" calcext:value-type="float">
            <text:p>135.48030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office:value-type="float" office:value="136.48030885" calcext:value-type="float">
            <text:p>136.480308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office:value-type="float" office:value="137.48030885" calcext:value-type="float">
            <text:p>137.48030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office:value-type="float" office:value="138.48030885" calcext:value-type="float">
            <text:p>138.480308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office:value-type="float" office:value="139.48030885" calcext:value-type="float">
            <text:p>139.480308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office:value-type="float" office:value="140.48030885" calcext:value-type="float">
            <text:p>140.480308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office:value-type="float" office:value="141.48030885" calcext:value-type="float">
            <text:p>141.480308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office:value-type="float" office:value="142.48030885" calcext:value-type="float">
            <text:p>142.48030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office:value-type="float" office:value="143.48030885" calcext:value-type="float">
            <text:p>143.480308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6" table:number-columns-repeated="10"/>
          <table:table-cell office:value-type="float" office:value="144.48030885" calcext:value-type="float">
            <text:p>144.48030885</text:p>
          </table:table-cell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5:54:56.193761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7-30T20:54:38.390895941</dc:date>
    <meta:editing-duration>PT14H42S</meta:editing-duration>
    <meta:editing-cycles>13</meta:editing-cycles>
    <meta:generator>LibreOffice/6.0.7.3$Linux_X86_64 LibreOffice_project/00m0$Build-3</meta:generator>
    <meta:document-statistic meta:table-count="4" meta:cell-count="10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5.258441">
                <text:p>5.258441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" xlink:type="simple" chart:class="chart:line" chart:style-name="ch1">
        <chart:plot-area chart:style-name="ch2" chart:data-source-has-labels="both" svg:x="0.259cm" svg:y="0.146cm" svg:width="12.451cm" svg:height="7.013cm">
          <chartooo:coordinate-region svg:x="0.259cm" svg:y="0.345cm" svg:width="12.451cm" svg:height="6.16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</table:table-cell>
              <table:table-cell office:value-type="float" office:value="4.763693291">
                <text:p>4.7636932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